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569cm"/>
    </style:style>
    <style:style style:name="gr5" style:family="graphic" style:parent-style-name="standard">
      <style:graphic-properties draw:stroke="none" svg:stroke-color="#000000" draw:fill="none" draw:fill-color="#ffffff" fo:min-height="0.739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25cm" fo:min-width="0.28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源ノ角ゴシック JP ExtraLight" fo:font-size="8pt" style:font-name-asian="源ノ角ゴシック JP ExtraLight" style:font-size-asian="8pt" style:font-size-complex="8pt"/>
    </style:style>
    <style:style style:name="P4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T1" style:family="text">
      <style:text-properties style:font-name="源ノ角ゴシック JP ExtraLight" fo:font-size="8pt" style:font-name-asian="源ノ角ゴシック JP ExtraLight" style:font-size-asian="8pt" style:font-size-complex="8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3.442cm" svg:y="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3.896cm" svg:y="2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76cm" svg:y1="2.109cm" svg:x2="4.129cm" svg:y2="2.488cm" draw:start-shape="id1" draw:start-glue-point="8" draw:end-shape="id2" svg:d="M3676 2109l453 379" svg:viewBox="0 0 454 380">
          <text:p/>
        </draw:connector>
        <draw:frame draw:style-name="gr4" draw:text-style-name="P3" draw:layer="layout" svg:width="6.619cm" svg:height="0.819cm" svg:x="3.987cm" svg:y="1.562cm">
          <draw:text-box>
            <text:p text:style-name="P2"><text:span text:style-name="T1">dc=example <text:s/>←</text:span><text:span text:style-name="T1">トップレベルドメインを入れる</text:span></text:p>
          </draw:text-box>
        </draw:frame>
        <draw:frame draw:style-name="gr5" draw:text-style-name="P4" draw:layer="layout" svg:width="6.386cm" svg:height="0.989cm" svg:x="4.631cm" svg:y="2.305cm">
          <draw:text-box>
            <text:p><text:span text:style-name="T2">dc=uranohoshi ←</text:span><text:span text:style-name="T2">セカンドレベルドメインを入れる</text:span></text:p>
          </draw:text-box>
        </draw:frame>
        <draw:custom-shape draw:style-name="gr6" draw:text-style-name="P1" draw:layer="layout" svg:width="1.68cm" svg:height="1.58cm" svg:x="3.283cm" svg:y="2.9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4.239cm" svg:height="0.989cm" svg:x="4.921cm" svg:y="3.395cm">
          <draw:text-box>
            <text:p><text:span text:style-name="T2">ドメイン名のノードの下に、</text:span></text:p>
            <text:p><text:span text:style-name="T2">LDAP</text:span><text:span text:style-name="T2">で管理する全情報の</text:span></text:p>
            <text:p><text:span text:style-name="T2">部分木を置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12:10:28.033000000</dc:date>
    <meta:editing-duration>PT7H46M7S</meta:editing-duration>
    <meta:editing-cycles>3</meta:editing-cycles>
    <meta:generator>LibreOffice/5.4.4.2$Windows_X86_64 LibreOffice_project/2524958677847fb3bb44820e40380acbe820f960</meta:generator>
    <meta:document-statistic meta:object-count="7"/>
  </office:meta>
</office:document-meta>
</file>